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7ad29" officeooo:paragraph-rsid="0017ad29"/>
    </style:style>
    <style:style style:name="P2" style:family="paragraph" style:parent-style-name="Standard">
      <style:text-properties style:font-name="Arial" fo:font-weight="bold" officeooo:rsid="0017ad29" officeooo:paragraph-rsid="0017ad2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7ad29" officeooo:paragraph-rsid="001ddc07" style:font-weight-asian="bold" style:font-weight-complex="bold"/>
    </style:style>
    <style:style style:name="P4" style:family="paragraph" style:parent-style-name="Standard">
      <style:text-properties style:font-name="Arial" fo:font-weight="bold" officeooo:rsid="001881d3" officeooo:paragraph-rsid="001881d3" style:font-weight-asian="bold" style:font-weight-complex="bold"/>
    </style:style>
    <style:style style:name="P5" style:family="paragraph" style:parent-style-name="Standard">
      <style:text-properties style:font-name="Arial" fo:font-weight="bold" officeooo:rsid="0018f120" officeooo:paragraph-rsid="0018f12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ddc07" officeooo:paragraph-rsid="001ddc07" style:font-weight-asian="bold" style:font-weight-complex="bold"/>
    </style:style>
    <style:style style:name="P7" style:family="paragraph" style:parent-style-name="Standard">
      <style:text-properties style:font-name="Arial" fo:font-weight="bold" officeooo:rsid="001f296e" officeooo:paragraph-rsid="001f296e" style:font-weight-asian="bold" style:font-weight-complex="bold"/>
    </style:style>
    <style:style style:name="P8" style:family="paragraph" style:parent-style-name="Standard">
      <style:text-properties style:font-name="Arial" officeooo:rsid="001881d3" officeooo:paragraph-rsid="001881d3"/>
    </style:style>
    <style:style style:name="P9" style:family="paragraph" style:parent-style-name="Standard">
      <style:text-properties style:font-name="Arial" officeooo:rsid="001881d3" officeooo:paragraph-rsid="0018f120"/>
    </style:style>
    <style:style style:name="P10" style:family="paragraph" style:parent-style-name="Standard">
      <style:text-properties style:font-name="Arial" officeooo:rsid="0018f120" officeooo:paragraph-rsid="0018f120"/>
    </style:style>
    <style:style style:name="P11" style:family="paragraph" style:parent-style-name="Standard">
      <style:text-properties style:font-name="Arial" officeooo:rsid="001a97ce" officeooo:paragraph-rsid="001a97ce"/>
    </style:style>
    <style:style style:name="P12" style:family="paragraph" style:parent-style-name="Standard">
      <style:text-properties style:font-name="Arial" officeooo:rsid="001ae35d" officeooo:paragraph-rsid="001ae35d"/>
    </style:style>
    <style:style style:name="P13" style:family="paragraph" style:parent-style-name="Standard">
      <style:text-properties style:font-name="Arial" officeooo:rsid="001b155f" officeooo:paragraph-rsid="001b155f"/>
    </style:style>
    <style:style style:name="P14" style:family="paragraph" style:parent-style-name="Standard">
      <style:text-properties style:font-name="Arial" officeooo:rsid="001cb917" officeooo:paragraph-rsid="001cb917"/>
    </style:style>
    <style:style style:name="P15" style:family="paragraph" style:parent-style-name="Standard">
      <style:text-properties style:font-name="Arial" officeooo:rsid="001d9884" officeooo:paragraph-rsid="001d9884"/>
    </style:style>
    <style:style style:name="P16" style:family="paragraph" style:parent-style-name="Standard">
      <style:paragraph-properties fo:text-align="center" style:justify-single-word="false"/>
      <style:text-properties style:font-name="Arial" fo:font-size="22pt" fo:font-weight="bold" officeooo:rsid="0017ad29" officeooo:paragraph-rsid="001ddc07" style:font-size-asian="22pt" style:font-weight-asian="bold" style:font-size-complex="22pt" style:font-weight-complex="bold"/>
    </style:style>
    <style:style style:name="P17" style:family="paragraph" style:parent-style-name="Standard">
      <style:text-properties style:font-name="Arial" officeooo:rsid="001ddc07" officeooo:paragraph-rsid="001ddc07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1ddc07" officeooo:paragraph-rsid="001ddc07"/>
    </style:style>
    <style:style style:name="P19" style:family="paragraph" style:parent-style-name="Standard">
      <style:text-properties style:font-name="Arial" officeooo:rsid="001881d3" officeooo:paragraph-rsid="001881d3" fo:background-color="#b4c7dc"/>
    </style:style>
    <style:style style:name="P20" style:family="paragraph" style:parent-style-name="Standard">
      <style:text-properties style:font-name="Arial" officeooo:rsid="001881d3" officeooo:paragraph-rsid="001881d3" fo:background-color="#ffff00"/>
    </style:style>
    <style:style style:name="P21" style:family="paragraph" style:parent-style-name="Standard">
      <style:text-properties style:font-name="Arial" officeooo:rsid="001ae35d" officeooo:paragraph-rsid="001ae35d" fo:background-color="#ffff00"/>
    </style:style>
    <style:style style:name="P22" style:family="paragraph" style:parent-style-name="Standard">
      <style:text-properties style:font-name="Arial" officeooo:rsid="001f296e" officeooo:paragraph-rsid="001f296e"/>
    </style:style>
    <style:style style:name="P23" style:family="paragraph" style:parent-style-name="Standard">
      <style:text-properties style:font-name="Arial" officeooo:rsid="00232f61" officeooo:paragraph-rsid="00232f61"/>
    </style:style>
    <style:style style:name="P24" style:family="paragraph" style:parent-style-name="Standard">
      <style:text-properties style:font-name="Arial" fo:font-weight="normal" officeooo:rsid="00232f61" officeooo:paragraph-rsid="00232f61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25b681" officeooo:paragraph-rsid="0025b681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27636e" officeooo:paragraph-rsid="0027636e" style:font-weight-asian="normal" style:font-weight-complex="normal"/>
    </style:style>
    <style:style style:name="P27" style:family="paragraph" style:parent-style-name="Standard">
      <style:text-properties officeooo:paragraph-rsid="0018f120"/>
    </style:style>
    <style:style style:name="P28" style:family="paragraph" style:parent-style-name="Standard">
      <style:paragraph-properties fo:break-before="page"/>
      <style:text-properties style:font-name="Arial" fo:font-weight="bold" officeooo:rsid="001881d3" officeooo:paragraph-rsid="001881d3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Arial" fo:font-weight="bold" officeooo:rsid="0018f120" officeooo:paragraph-rsid="0018f120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Arial" fo:font-weight="bold" officeooo:rsid="001ae35d" officeooo:paragraph-rsid="001ae35d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Arial" fo:font-weight="bold" officeooo:rsid="001cb917" officeooo:paragraph-rsid="001cb917" style:font-weight-asian="bold" style:font-weight-complex="bold"/>
    </style:style>
    <style:style style:name="P32" style:family="paragraph" style:parent-style-name="Standard">
      <style:paragraph-properties fo:margin-left="0.4cm" fo:margin-right="0.801cm" fo:text-indent="0cm" style:auto-text-indent="false"/>
      <style:text-properties style:font-name="Arial" officeooo:rsid="00232f61" officeooo:paragraph-rsid="00232f61"/>
    </style:style>
    <style:style style:name="P33" style:family="paragraph" style:parent-style-name="Standard">
      <style:paragraph-properties fo:margin-left="0.4cm" fo:margin-right="0.801cm" fo:text-indent="0cm" style:auto-text-indent="false"/>
      <style:text-properties style:font-name="Arial" officeooo:rsid="001a97ce" officeooo:paragraph-rsid="001a97ce"/>
    </style:style>
    <style:style style:name="P34" style:family="paragraph" style:parent-style-name="Standard">
      <style:text-properties style:font-name="Arial" fo:font-weight="normal" officeooo:rsid="0027636e" officeooo:paragraph-rsid="0027636e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2a613d" officeooo:paragraph-rsid="002a613d" style:font-weight-asian="normal" style:font-weight-complex="normal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text-position="super 58%"/>
    </style:style>
    <style:style style:name="T2" style:family="text">
      <style:text-properties officeooo:rsid="0018f120"/>
    </style:style>
    <style:style style:name="T3" style:family="text">
      <style:text-properties style:font-name="Arial" officeooo:rsid="001881d3"/>
    </style:style>
    <style:style style:name="T4" style:family="text">
      <style:text-properties style:font-name="Arial" officeooo:rsid="0018f120"/>
    </style:style>
    <style:style style:name="T5" style:family="text">
      <style:text-properties officeooo:rsid="001b155f"/>
    </style:style>
    <style:style style:name="T6" style:family="text">
      <style:text-properties officeooo:rsid="001cb91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a6a6" loext:char-shading-value="0"/>
    </style:style>
    <style:style style:name="T10" style:family="text">
      <style:text-properties officeooo:rsid="001f296e"/>
    </style:style>
    <style:style style:name="T11" style:family="text">
      <style:text-properties officeooo:rsid="00232f61"/>
    </style:style>
    <style:style style:name="T12" style:family="text">
      <style:text-properties officeooo:rsid="0023c361"/>
    </style:style>
    <style:style style:name="T13" style:family="text">
      <style:text-properties officeooo:rsid="0027636e"/>
    </style:style>
    <style:style style:name="T14" style:family="text">
      <style:text-properties officeooo:rsid="0028e438"/>
    </style:style>
    <style:style style:name="T15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draw:textarea-vertical-align="middle" fo:min-height="1.931cm" style:run-through="foreground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stroke="solid" svg:stroke-color="#000000" draw:fill="none" draw:fill-color="#ffffff" draw:textarea-vertical-align="middle" fo:min-height="1.933cm" style:run-through="foreground"/>
      <style:paragraph-properties style:writing-mode="lr-tb"/>
    </style:style>
    <style:style style:name="gr5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2021 Fall <text:s/>CPSC 240</text:p>
      <text:p text:style-name="P3">Practice Assignment 4</text:p>
      <text:p text:style-name="P6">Power Unlimited</text:p>
      <text:p text:style-name="P18"/>
      <text:p text:style-name="P1"/>
      <text:p text:style-name="P1"/>
      <text:p text:style-name="P1"/>
      <text:p text:style-name="P2">Description</text:p>
      <text:p text:style-name="P1"/>
      <text:p text:style-name="P1">An EE major is in the lab configuring a circuit for experiments. <text:s/>This is a direct current (DC) circuit with a single battery as power source and an single device such as a bulb or a fan as consumer.</text:p>
      <text:p text:style-name="P1"/>
      <text:p text:style-name="P1">That woman student can measure the resistance R of the consuming device and the current flowing from the battery I (an upper case I). <text:s/>She contacted your for a program that will compute power with the circuit.</text:p>
      <text:p text:style-name="P1"/>
      <text:p text:style-name="P1">Here are the quantities.</text:p>
      <text:p text:style-name="P1"><text:tab/>R = resistance of the device measured in ohms</text:p>
      <text:p text:style-name="P1"><text:tab/>I <text:s/>= current from the battery measured in amps</text:p>
      <text:p text:style-name="P1"><text:tab/>P = power consumption measured in watts.</text:p>
      <text:p text:style-name="P1"/>
      <text:p text:style-name="P1">The equation that applies is <text:s/>P = I<text:span text:style-name="T1">2</text:span> x R. <text:s/>You job is to make a program that accepts I and R and computes P.</text:p>
      <text:p text:style-name="P1"/>
      <text:p text:style-name="P1"/>
      <text:p text:style-name="P1"/>
      <text:p text:style-name="P1"/>
      <text:p text:style-name="P1"/>
      <text:p text:style-name="P1"/>
      <text:p text:style-name="P4">Dialog with clean data inputs.</text:p>
      <text:p text:style-name="P8"/>
      <text:p text:style-name="P19">Welcome to Power Unlimited programmed by Janice Gutierrez.</text:p>
      <text:p text:style-name="P20">We will find your power.</text:p>
      <text:p text:style-name="P8"><text:span text:style-name="T8">Please enter your name. <text:s/>You choose the format of your name: </text:span><text:s/><text:span text:style-name="T9">Henrik Hertz, Software Engineer.</text:span></text:p>
      <text:p text:style-name="P20">Welcome Henrik Hertz, Software Engineer</text:p>
      <text:p text:style-name="P8"><text:span text:style-name="T8">Please enter the resistance in your circuit:</text:span> <text:s/><text:span text:style-name="T9">4.5</text:span></text:p>
      <text:p text:style-name="P8"><text:span text:style-name="T8">Please enter the current flow in this circuit:</text:span> <text:s/><text:span text:style-name="T9">10.25</text:span></text:p>
      <text:p text:style-name="P20">Thank <text:span text:style-name="T2">you </text:span>Henrik Hertz, Software Engineer. <text:s/>Your power consumption is 472.78125 watts.</text:p>
      <text:p text:style-name="P19">The main function received 472.78125 and will keep it.</text:p>
      <text:p text:style-name="P19">Next zero will be returned to the OS. <text:s/>Bye</text:p>
      <text:p text:style-name="P8"/>
      <text:p text:style-name="P8"/>
      <text:p text:style-name="P8"/>
      <text:p text:style-name="P28">Dialog: Invalid data</text:p>
      <text:p text:style-name="P8"/>
      <text:p text:style-name="P8">Welcome to Power Unlimited programmed by Janice Gutierrez.</text:p>
      <text:p text:style-name="P8">We will find your power.</text:p>
      <text:p text:style-name="P8">Please enter your name. <text:s/>You choose the format of your name: <text:s/>Henrik Hertz, Software Engineer.</text:p>
      <text:p text:style-name="P8">Welcome Henrik Hertz, Software Engineer</text:p>
      <text:p text:style-name="P8">Please enter the resistance in your circuit: <text:s/>45.Y7X6</text:p>
      <text:p text:style-name="P8">Invalid input detected. <text:s/>You may run this program again.</text:p>
      <text:p text:style-name="P8">The main function received -1.0 and will keep it.</text:p>
      <text:p text:style-name="P8">Next <text:span text:style-name="T2">a </text:span>zero will be returned to the OS. <text:s/>Bye</text:p>
      <text:p text:style-name="P8"/>
      <text:p text:style-name="P8"/>
      <text:p text:style-name="P8"/>
      <text:p text:style-name="P8"/>
      <text:p text:style-name="P8"/>
      <text:p text:style-name="P5">Dialog: invalid data</text:p>
      <text:p text:style-name="P10"/>
      <text:p text:style-name="P9">Welcome to Power Unlimited programmed by Janice Gutierrez.</text:p>
      <text:p text:style-name="P9">We will find your power.</text:p>
      <text:p text:style-name="P27"><text:span text:style-name="T3">Please enter your name. <text:s/>You choose the format of your name: <text:s/></text:span><text:span text:style-name="T4">Susan Gupta, Senior Programmer</text:span></text:p>
      <text:p text:style-name="P9">Welcome <text:span text:style-name="T2">Susan Gupta, Senior Programmer</text:span></text:p>
      <text:p text:style-name="P9">Please enter the resistance in your circuit: <text:s/><text:span text:style-name="T2">6</text:span>.5</text:p>
      <text:p text:style-name="P9">Please enter the current flow in this circuit: <text:s/>10.<text:span text:style-name="T2">55.25</text:span></text:p>
      <text:p text:style-name="P9">Invalid input detected. <text:s/>You may run this program again.</text:p>
      <text:p text:style-name="P9">The main function received -<text:span text:style-name="T2">1.0</text:span> and will keep it.</text:p>
      <text:p text:style-name="P9">Next <text:span text:style-name="T2">a </text:span>zero will be returned to the OS. <text:s/>Bye</text:p>
      <text:p text:style-name="P9"/>
      <text:p text:style-name="P9"/>
      <text:p text:style-name="P29">Program structure</text:p>
      <text:p text:style-name="P10"><draw:g text:anchor-type="paragraph" draw:z-index="0" draw:name="Shape1" draw:style-name="gr1"><draw:frame draw:name="Shape2" draw:style-name="gr2" draw:text-style-name="P37" svg:width="3.784cm" svg:height="1.932cm" svg:x="5.126cm" svg:y="0.64cm"><draw:text-box><text:p text:style-name="P36">maxwell.c</text:p></draw:text-box></draw:frame><draw:frame draw:name="Shape2_0" draw:style-name="gr2" draw:text-style-name="P37" svg:width="3.784cm" svg:height="1.932cm" svg:x="5.231cm" svg:y="3.783cm"><draw:text-box><text:p text:style-name="P36">hertz.asm</text:p></draw:text-box></draw:frame><draw:frame draw:name="Shape2_1" draw:style-name="gr2" draw:text-style-name="P37" svg:width="3.784cm" svg:height="1.932cm" svg:x="2.903cm" svg:y="7.498cm"><draw:text-box><text:p text:style-name="P36">isfloat.cpp</text:p></draw:text-box></draw:frame><draw:frame draw:name="Shape2_2" draw:style-name="gr2" draw:text-style-name="P37" svg:width="3.784cm" svg:height="1.932cm" svg:x="10.232cm" svg:y="0.46cm"><draw:text-box><text:p text:style-name="P36">r.sh</text:p></draw:text-box></draw:frame><draw:frame draw:name="Shape2_3" draw:style-name="gr2" draw:text-style-name="P37" svg:width="3.784cm" svg:height="1.932cm" svg:x="10.497cm" svg:y="3.545cm"><draw:text-box><text:p text:style-name="P36">rg.sh</text:p></draw:text-box></draw:frame><draw:line draw:name="Shape1" draw:style-name="gr3" draw:text-style-name="P36" svg:x1="7.165cm" svg:y1="2.57cm" svg:x2="7.191cm" svg:y2="3.782cm"><text:p/></draw:line><draw:line draw:name="Shape3" draw:style-name="gr3" draw:text-style-name="P36" svg:x1="7.325cm" svg:y1="5.715cm" svg:x2="7.325cm" svg:y2="6.726cm"><text:p/></draw:line><draw:frame draw:name="Shape2_4" draw:style-name="gr4" draw:text-style-name="P38" svg:width="3.786cm" svg:height="1.934cm" svg:x="8.327cm" svg:y="7.429cm"><draw:text-box><text:p text:style-name="P36"><text:span text:style-name="T15">atof</text:span></text:p></draw:text-box></draw:frame><draw:line draw:name="Shape4" draw:style-name="gr5" draw:text-style-name="P36" svg:x1="4.916cm" svg:y1="6.777cm" svg:x2="10.075cm" svg:y2="6.724cm"><text:p/></draw:line><draw:line draw:name="Shape5" draw:style-name="gr5" draw:text-style-name="P36" svg:x1="4.916cm" svg:y1="6.777cm" svg:x2="4.942cm" svg:y2="7.497cm"><text:p/></draw:line><draw:line draw:name="Shape6" draw:style-name="gr5" draw:text-style-name="P36" svg:x1="10.077cm" svg:y1="6.724cm" svg:x2="10.077cm" svg:y2="7.428cm"><text:p/></draw:lin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maxwell.c is the usually main function. <text:s/>Put it into C language.</text:p>
      <text:p text:style-name="P11"/>
      <text:p text:style-name="P11">hertz.asm is the function that <text:span text:style-name="T11">performs the main activities of this program. <text:s/>hertz.asm does all of the following.</text:span></text:p>
      <text:p text:style-name="P11"/>
      <text:p text:style-name="P32">Declare two arrays of char in the .bss segment</text:p>
      <text:p text:style-name="P32"/>
      <text:p text:style-name="P32">Inputs a resistance number into the first array of char (first string)</text:p>
      <text:p text:style-name="P33"/>
      <text:p text:style-name="P32">Calls isfloat to validate that recent input</text:p>
      <text:p text:style-name="P32"/>
      <text:p text:style-name="P32">If the input was valid hertz calls atof to convert it into a number placed into a safe xmm register.</text:p>
      <text:p text:style-name="P33"/>
      <text:p text:style-name="P32">Inputs a current number into the second array of char (second string)</text:p>
      <text:p text:style-name="P32"/>
      <text:p text:style-name="P32">Calls isfloat to validate that newest input</text:p>
      <text:p text:style-name="P32"/>
      <text:p text:style-name="P32">If the input was valid hertz calls atof to convert it into a number placed into another save xmm register.</text:p>
      <text:p text:style-name="P33"/>
      <text:p text:style-name="P32">hertz function arithmetically computes power.</text:p>
      <text:p text:style-name="P32"/>
      <text:p text:style-name="P32">Calls printf to output power</text:p>
      <text:p text:style-name="P32"><text:soft-page-break/></text:p>
      <text:p text:style-name="P32">hertz function returns a copy of the computed power to maxwell.</text:p>
      <text:p text:style-name="P23"/>
      <text:p text:style-name="P23">Maxwell outputs this received number.</text:p>
      <text:p text:style-name="P11"/>
      <text:p text:style-name="P24">Special handling: <text:s/>if at any time isfloat returns a false value to hertz then hertz does not compute power. <text:s/>But rather, <text:span text:style-name="T12">hertz may display a message “run the program again” or “try again to input a valid number”. <text:s text:c="2"/>As programmer you decide the kind of message to display.</text:span></text:p>
      <text:p text:style-name="P24"/>
      <text:p text:style-name="P24"/>
      <text:p text:style-name="P25">isfloat.cpp is commonly shared among students. <text:s/>I have been told that there are lots of copies of it posted in many places. <text:s/>Students have told me it is posted in Discord with instructions how to use it. <text:s/>Since it is written in C++ you can easily view its source code an verify what is its true prototype.</text:p>
      <text:p text:style-name="P25"/>
      <text:p text:style-name="P25"><text:span text:style-name="T13">a</text:span>tof is found in <text:span text:style-name="T13">the C++ standard library called cstdlib. <text:s/>To use atof in a C++ function do the following</text:span></text:p>
      <text:p text:style-name="P25"><text:tab/><text:span text:style-name="T13">#include &lt;cstdkub&gt;</text:span></text:p>
      <text:p text:style-name="P25"><text:tab/><text:span text:style-name="T13">using std::atof;</text:span></text:p>
      <text:p text:style-name="P25"><text:tab/>………</text:p>
      <text:p text:style-name="P25"><text:tab/><text:span text:style-name="T13">char myinput [ ] = “34.752”;</text:span></text:p>
      <text:p text:style-name="P25"><text:tab/><text:span text:style-name="T13">double mynum = atof(myinput);</text:span></text:p>
      <text:p text:style-name="P25"/>
      <text:p text:style-name="P26">I am fairly sure there is a C library which also contains atof, but I did not look it up.</text:p>
      <text:p text:style-name="P26"/>
      <text:p text:style-name="P26">But we are fortunate. <text:s/>We asm programmer<text:span text:style-name="T14">s</text:span> do not need to know the name of the library where atof is stored. <text:s/><text:span text:style-name="T14">We simply declare atof as extern at the top of hertz.asm. <text:s/>Then the C++ linker will find it.</text:span></text:p>
      <text:p text:style-name="P26"/>
      <text:p text:style-name="P35">Last comment about linking. <text:s/>According to what I have experienced the C++ linker known as g++ searches in libraries of both C and C++. <text:s/>However, the C linker known as gcc searches only in libraries belonging to the C language. <text:s/>I don’t have documented proof of this, but that is my experience working with both C and C++.</text:p>
      <text:p text:style-name="P30">Running the program.</text:p>
      <text:p text:style-name="P12"/>
      <text:p text:style-name="P12">Make a bash file to run the program in manual mode. <text:s/>You’ve done this in previous asignments.</text:p>
      <text:p text:style-name="P12"/>
      <text:p text:style-name="P12">Make a second bash file to run the program in GDB mode. <text:s/>You did this in Assignment #3.</text:p>
      <text:p text:style-name="P12"/>
      <text:p text:style-name="P12">Here are the commands to be tested in GDB mode.</text:p>
      <text:p text:style-name="P12"/>
      <text:p text:style-name="P12">Set a break point at “main”.</text:p>
      <text:p text:style-name="P12"/>
      <text:p text:style-name="P12">Additional break points are optional.</text:p>
      <text:p text:style-name="P12"/>
      <text:p text:style-name="P12">Run the actual program with the r command.</text:p>
      <text:p text:style-name="P12"/>
      <text:p text:style-name="P12">Step forward slowly until you see that the call to the hertz function is the next statement to be execute.</text:p>
      <text:p text:style-name="P12"/>
      <text:p text:style-name="P21">Show the value in rsp</text:p>
      <text:p text:style-name="P12"/>
      <text:p text:style-name="P12">Step forward into the hertz function until <text:span text:style-name="T5">your are asked to enter your name. <text:s/>Enter your name <text:s/>and press enter as usual.</text:span></text:p>
      <text:p text:style-name="P12"/>
      <text:p text:style-name="P13"><text:span text:style-name="T8">Use a gdb command to view the name</text:span> string declared in the .bss segment. <text:s/>You should see your own name appear.</text:p>
      <text:p text:style-name="P13"/>
      <text:p text:style-name="P13">Step forward until the value for “power” has been computed. <text:s/><text:span text:style-name="T8">Use a gdb command to display</text:span> the value stored in the register holding the power.</text:p>
      <text:p text:style-name="P13"/>
      <text:p text:style-name="P13">Use gdb commands to complete the execution. <text:s/>Probably the ‘c’ command is suitable at this point.</text:p>
      <text:p text:style-name="P13"/>
      <text:p text:style-name="P13">Sometimes gdb <text:span text:style-name="T14">will </text:span>ask a question if you really want to quit. <text:s text:c="3"/>Of course you answer y.</text:p>
      <text:p text:style-name="P13"/>
      <text:p text:style-name="P13">Use the q command to quit.</text:p>
      <text:p text:style-name="P13"/>
      <text:p text:style-name="P17">We are only interested in three outputs from gdb. <text:s/>The three outputs are highlighted in yellow. <text:s/>All of the rest of the input.txt file is navigation. <text:s/>You are free to set the navigation in any way that works best for you.</text:p>
      <text:p text:style-name="P13"/>
      <text:p text:style-name="P13">Next. <text:s/>Put all of those commands in a text file with a name like input.txt. <text:s text:c="2"/>You choose a name.</text:p>
      <text:p text:style-name="P13"/>
      <text:p text:style-name="P13">Run the program with the command below</text:p>
      <text:p text:style-name="P13"/>
      <text:p text:style-name="P13"><text:tab/>./rg.sh &lt; input.txt<text:tab/><text:tab/>or<text:tab/>sh rg.sh &lt; input.txt</text:p>
      <text:p text:style-name="P13"/>
      <text:p text:style-name="P13">Now you are done. <text:s/>Have some snack<text:span text:style-name="T6">s</text:span> and drinks to celebrate your success. <text:s/><text:span text:style-name="T6">Most engineers have junk food near by when designing new stuff.</text:span></text:p>
      <text:p text:style-name="P31">Answering the mail.</text:p>
      <text:p text:style-name="P14"/>
      <text:p text:style-name="P14">During the most recent week or two weeks I have received a lot of questions by mail asking about placing quotes on input data.</text:p>
      <text:p text:style-name="P14"/>
      <text:p text:style-name="P14">If the program says “Please enter your name”, then you should answer without quotes.</text:p>
      <text:p text:style-name="P14"/>
      <text:p text:style-name="P14">If gdb asks you “do really want to quit y or n?”, then you should answer y or n without quotes.</text:p>
      <text:p text:style-name="P14"/>
      <text:p text:style-name="P14">In fact, I cannot remember a single time in my whole life where I placed quotes around input to gdb. <text:s text:c="2"/>There must be a legitimate use of quotes someplace, but I can’t find that usage.</text:p>
      <text:p text:style-name="P14"/>
      <text:p text:style-name="P14"/>
      <text:p text:style-name="P14"/>
      <text:p text:style-name="P15"/>
      <text:p text:style-name="P15"/>
      <text:p text:style-name="P15"/>
      <text:p text:style-name="P15"><text:span text:style-name="T7">Suggested date</text:span> for submission: <text:s/>October 21, 2021.</text:p>
      <text:p text:style-name="P15">Submission is optional. <text:s/>These are practice assignments. <text:s/>They serve <text:span text:style-name="T10">as</text:span> practice for the next midterm.</text:p>
      <text:p text:style-name="P14"/>
      <text:p text:style-name="P15">If you would like me to review your program and send back my opinion, do feel free to send <text:span text:style-name="T10">the source files to </text:span>for review. <text:s/>It is good for you to hear the feedback from a neutral party. <text:s/><text:span text:style-name="T10">You know if you are on track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After thoughts</text:p>
      <text:p text:style-name="P14"/>
      <text:p text:style-name="P22">Why learn gdb? <text:s/>The answer is in large scale software projects. <text:s/>Large scale means 50 or more software engineers creating a program with half million lines of executing statements. <text:s/>If the project is human life critical then it has to be 100% perfect in its outputs. <text:s/>The software development team will use a debugger tool to step through the whole program tracing every value from its initial input to its final use. <text:s/>They will use a debugger.</text:p>
      <text:p text:style-name="P22"/>
      <text:p text:style-name="P22">Why use this debugger because there are others? <text:s/>There are two key reasons: GDB is widely used in the industry and second it is free of charge. <text:s/>I don’t want you to buy software in order to do assignments.</text:p>
      <text:p text:style-name="P22"/>
      <text:p text:style-name="P22">Put gdb on your employment resume. <text:s/>It is a valuable skill.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50:16.485730995</meta:creation-date>
    <dc:date>2021-10-12T17:53:41.773222409</dc:date>
    <meta:editing-duration>PT59M5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6" meta:paragraph-count="97" meta:word-count="1370" meta:character-count="7624" meta:non-whitespace-character-count="6269"/>
  </office:meta>
</office:document-meta>
</file>